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92d" officeooo:paragraph-rsid="0013f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do valor pelo usuário</text:p>
      <text:p text:style-name="P1">Declaração de variável atua = 0</text:p>
      <text:p text:style-name="P1">Enquanto (atual &lt;= valorEntrada){</text:p>
      <text:p text:style-name="P1"><text:tab/>verifica se atual é par{</text:p>
      <text:p text:style-name="P1"><text:tab/><text:tab/>imprimi na tela a variável atual</text:p>
      <text:p text:style-name="P1"><text:tab/><text:tab/>}</text:p>
      <text:p text:style-name="P1"><text:tab/>atual++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3:12:17.263000000</meta:creation-date>
    <dc:date>2023-12-16T13:16:40.194000000</dc:date>
    <meta:editing-duration>PT4M23S</meta:editing-duration>
    <meta:editing-cycles>1</meta:editing-cycles>
    <meta:document-statistic meta:table-count="0" meta:image-count="0" meta:object-count="0" meta:page-count="1" meta:paragraph-count="7" meta:word-count="28" meta:character-count="163" meta:non-whitespace-character-count="136"/>
    <meta:generator>LibreOffice/7.6.3.2$Windows_X86_64 LibreOffice_project/29d686fea9f6705b262d369fede658f824154cc0</meta:generator>
  </office:meta>
</office:document-meta>
</file>